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Palace Script MT" svg:font-family="'Palace Script MT'" style:font-adornments="Fett" style:font-pitch="variable"/>
    <style:font-face style:name="Liberation Serif1" svg:font-family="'Liberation Serif'" style:font-adornments="Negrito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69mm"/>
    </style:style>
    <style:style style:name="ro1" style:family="table-row">
      <style:table-row-properties style:row-height="11.3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size="22pt" style:font-size-asian="22pt" style:font-size-complex="22pt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12.28m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text-properties style:font-name="Liberation Sans" fo:font-size="20pt" style:font-size-asian="20pt" style:font-size-complex="20pt"/>
    </style:style>
    <style:style style:name="P2" style:family="paragraph">
      <loext:graphic-properties draw:fill="none" draw:fill-color="#ffffff"/>
      <style:text-properties fo:color="#ffffff" style:font-name="Liberation Sans"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ffffff" style:font-name="Liberation Sans"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Hop Count" table:style-name="ta1">
        <table:shapes>
          <draw:frame draw:z-index="0" draw:style-name="gr1" draw:text-style-name="P2" svg:width="65.42mm" svg:height="12.28mm" draw:transform="rotate (1.5707963267949) translate (4.52mm 98.61mm)">
            <draw:text-box>
              <text:p text:style-name="P1"><text:span text:style-name="T1">Traceroute Servers</text:span></text:p>
            </draw:text-box>
          </draw:frame>
          <draw:frame draw:z-index="1" draw:style-name="gr2" draw:text-style-name="P3" svg:width="160mm" svg:height="89.92mm" svg:x="225.54mm" svg:y="12.92mm">
            <draw:object draw:notify-on-update-of-ranges="'Hop Count'.B3:'Hop Count'.B3 'Hop Count'.B4:'Hop Count'.B9 'Hop Count'.C3:'Hop Count'.C3 'Hop Count'.C4:'Hop Count'.C9 'Hop Count'.D3:'Hop Count'.D3 'Hop Count'.D4:'Hop Count'.D9 'Hop Count'.E3:'Hop Count'.E3 'Hop Count'.E4:'Hop Count'.E9 'Hop Count'.F3:'Hop Count'.F3 'Hop Count'.F4:'Hop Count'.F9 'Hop Count'.G3:'Hop Count'.G3 'Hop Count'.G4:'Hop Count'.G9 'Hop Count'.H3:'Hop Count'.H3 'Hop Count'.H4:'Hop Count'.H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2"/>
          <table:table-cell table:style-name="ce4" office:value-type="string" calcext:value-type="string" table:number-columns-spanned="6" table:number-rows-spanned="1">
            <text:p>Destination Servers</text:p>
          </table:table-cell>
          <table:covered-table-cell table:number-columns-repeated="4" table:style-name="ce2"/>
          <table:covered-table-cell/>
          <table:table-cell table:number-columns-repeated="2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ETH-Z</text:p>
          </table:table-cell>
          <table:table-cell table:style-name="ce3" office:value-type="string" calcext:value-type="string">
            <text:p>Waterloo</text:p>
          </table:table-cell>
          <table:table-cell table:style-name="ce3" office:value-type="string" calcext:value-type="string">
            <text:p>Cape Town</text:p>
          </table:table-cell>
          <table:table-cell table:style-name="ce3" office:value-type="string" calcext:value-type="string">
            <text:p>BITS</text:p>
          </table:table-cell>
          <table:table-cell table:style-name="ce3" office:value-type="string" calcext:value-type="string">
            <text:p>Google</text:p>
          </table:table-cell>
          <table:table-cell table:style-name="ce6" office:value-type="string" calcext:value-type="string">
            <text:p>Facebook</text:p>
          </table:table-cell>
          <table:table-cell table:number-columns-repeated="2"/>
        </table:table-row>
        <table:table-row table:style-name="ro1">
          <table:table-cell table:style-name="ce1" table:number-columns-spanned="1" table:number-rows-spanned="6"/>
          <table:table-cell table:style-name="ce3" office:value-type="string" calcext:value-type="string">
            <text:p>Franc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 calcext:value-type="string">
            <text:p>Germany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 calcext:value-type="string">
            <text:p>Princeton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 calcext:value-type="string">
            <text:p>India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 calcext:value-type="string">
            <text:p>Pakistan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?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 calcext:value-type="string">
            <text:p>Australia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 table:number-columns-spanned="5" table:number-rows-spanned="1">
            <text:p>BITS server was unreachable from PAK and AUS servers</text:p>
          </table:table-cell>
          <table:covered-table-cell table:number-columns-repeated="4"/>
        </table:table-row>
        <table:table-row table:style-name="ro1">
          <table:table-cell table:number-columns-repeated="5"/>
          <table:table-cell office:value-type="string" calcext:value-type="string" table:number-columns-spanned="5" table:number-rows-spanned="1">
            <text:p>Cape Town server was unreachable from AUS server</text:p>
          </table:table-cell>
          <table:covered-table-cell table:number-columns-repeated="4"/>
        </table:table-row>
        <table:table-row table:style-name="ro1" table:number-rows-repeated="8">
          <table:table-cell table:number-columns-repeated="10"/>
        </table:table-row>
        <table:table-row table:style-name="ro1" table:number-rows-repeated="2">
          <table:table-cell/>
          <table:table-cell table:style-name="ce2" table:number-columns-repeated="6"/>
          <table:table-cell table:number-columns-repeated="3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Latencies" table:style-name="ta1">
        <table:shapes>
          <draw:frame draw:z-index="0" draw:style-name="gr1" draw:text-style-name="P2" svg:width="65.42mm" svg:height="12.28mm" draw:transform="rotate (1.5707963267949) translate (4.52mm 98.61mm)">
            <draw:text-box>
              <text:p text:style-name="P1"><text:span text:style-name="T1">Traceroute Servers</text:span></text:p>
            </draw:text-box>
          </draw:frame>
          <draw:frame draw:z-index="1" draw:style-name="gr2" draw:text-style-name="P3" svg:width="159.99mm" svg:height="89.99mm" svg:x="213.38mm" svg:y="13.65mm">
            <draw:object draw:notify-on-update-of-ranges="Latencies.B3:Latencies.B3 Latencies.B4:Latencies.B9 Latencies.C3:Latencies.C3 Latencies.C4:Latencies.C9 Latencies.D3:Latencies.D3 Latencies.D4:Latencies.D9 Latencies.E3:Latencies.E3 Latencies.E4:Latencies.E9 Latencies.F3:Latencies.F3 Latencies.F4:Latencies.F9 Latencies.G3:Latencies.G3 Latencies.G4:Latencies.G9 Latencies.H3:Latencies.H3 Latencies.H4:Latencies.H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4" office:value-type="string" calcext:value-type="string" table:number-columns-spanned="6" table:number-rows-spanned="1">
            <text:p>Destination Servers</text:p>
          </table:table-cell>
          <table:covered-table-cell table:number-columns-repeated="4" table:style-name="ce2"/>
          <table:covered-table-cell/>
          <table:table-cell table:number-columns-repeated="1016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ETH-Z</text:p>
          </table:table-cell>
          <table:table-cell table:style-name="ce3" office:value-type="string" calcext:value-type="string">
            <text:p>Waterloo</text:p>
          </table:table-cell>
          <table:table-cell table:style-name="ce3" office:value-type="string" calcext:value-type="string">
            <text:p>Cape Town</text:p>
          </table:table-cell>
          <table:table-cell table:style-name="ce3" office:value-type="string" calcext:value-type="string">
            <text:p>BITS</text:p>
          </table:table-cell>
          <table:table-cell table:style-name="ce3" office:value-type="string" calcext:value-type="string">
            <text:p>Google</text:p>
          </table:table-cell>
          <table:table-cell table:style-name="ce6" office:value-type="string" calcext:value-type="string">
            <text:p>Facebook</text:p>
          </table:table-cell>
          <table:table-cell table:number-columns-repeated="1016"/>
        </table:table-row>
        <table:table-row table:style-name="ro1">
          <table:table-cell table:style-name="ce1" table:number-columns-spanned="1" table:number-rows-spanned="6"/>
          <table:table-cell table:style-name="ce3" office:value-type="string" calcext:value-type="string">
            <text:p>France</text:p>
          </table:table-cell>
          <table:table-cell table:style-name="ce5" office:value-type="float" office:value="28.98" calcext:value-type="float">
            <text:p>28.98</text:p>
          </table:table-cell>
          <table:table-cell table:style-name="ce5" office:value-type="float" office:value="99.846" calcext:value-type="float">
            <text:p>99.846</text:p>
          </table:table-cell>
          <table:table-cell table:style-name="ce5" office:value-type="float" office:value="211.05" calcext:value-type="float">
            <text:p>211.05</text:p>
          </table:table-cell>
          <table:table-cell table:style-name="ce5" office:value-type="float" office:value="224.66" calcext:value-type="float">
            <text:p>224.66</text:p>
          </table:table-cell>
          <table:table-cell table:style-name="ce5" office:value-type="float" office:value="6.74" calcext:value-type="float">
            <text:p>6.74</text:p>
          </table:table-cell>
          <table:table-cell table:style-name="ce5" office:value-type="float" office:value="3.42" calcext:value-type="float">
            <text:p>3.42</text:p>
          </table:table-cell>
          <table:table-cell table:number-columns-repeated="1016"/>
        </table:table-row>
        <table:table-row table:style-name="ro1">
          <table:covered-table-cell/>
          <table:table-cell table:style-name="ce3" office:value-type="string" calcext:value-type="string">
            <text:p>Germany</text:p>
          </table:table-cell>
          <table:table-cell table:style-name="ce5" office:value-type="float" office:value="14.63" calcext:value-type="float">
            <text:p>14.63</text:p>
          </table:table-cell>
          <table:table-cell table:style-name="ce5" office:value-type="float" office:value="99.65" calcext:value-type="float">
            <text:p>99.65</text:p>
          </table:table-cell>
          <table:table-cell table:style-name="ce5" office:value-type="float" office:value="216.43" calcext:value-type="float">
            <text:p>216.43</text:p>
          </table:table-cell>
          <table:table-cell table:style-name="ce5" office:value-type="float" office:value="167.9" calcext:value-type="float">
            <text:p>167.9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3.64" calcext:value-type="float">
            <text:p>3.64</text:p>
          </table:table-cell>
          <table:table-cell table:number-columns-repeated="1016"/>
        </table:table-row>
        <table:table-row table:style-name="ro1">
          <table:covered-table-cell/>
          <table:table-cell table:style-name="ce3" office:value-type="string" calcext:value-type="string">
            <text:p>Princeton</text:p>
          </table:table-cell>
          <table:table-cell table:style-name="ce5" office:value-type="float" office:value="86.36" calcext:value-type="float">
            <text:p>86.36</text:p>
          </table:table-cell>
          <table:table-cell table:style-name="ce5" office:value-type="float" office:value="31.82" calcext:value-type="float">
            <text:p>31.82</text:p>
          </table:table-cell>
          <table:table-cell table:style-name="ce5" office:value-type="float" office:value="289.22" calcext:value-type="float">
            <text:p>289.22</text:p>
          </table:table-cell>
          <table:table-cell table:style-name="ce5" office:value-type="float" office:value="243.53" calcext:value-type="float">
            <text:p>243.53</text:p>
          </table:table-cell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10.54" calcext:value-type="float">
            <text:p>10.54</text:p>
          </table:table-cell>
          <table:table-cell table:number-columns-repeated="1016"/>
        </table:table-row>
        <table:table-row table:style-name="ro1">
          <table:covered-table-cell/>
          <table:table-cell table:style-name="ce3" office:value-type="string" calcext:value-type="string">
            <text:p>India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35.66" calcext:value-type="float">
            <text:p>35.6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covered-table-cell/>
          <table:table-cell table:style-name="ce3" office:value-type="string" calcext:value-type="string">
            <text:p>Pakistan</text:p>
          </table:table-cell>
          <table:table-cell table:style-name="ce5" office:value-type="float" office:value="138.42" calcext:value-type="float">
            <text:p>138.42</text:p>
          </table:table-cell>
          <table:table-cell table:style-name="ce5" office:value-type="float" office:value="225.77" calcext:value-type="float">
            <text:p>225.77</text:p>
          </table:table-cell>
          <table:table-cell table:style-name="ce5" office:value-type="float" office:value="342.16" calcext:value-type="float">
            <text:p>342.16</text:p>
          </table:table-cell>
          <table:table-cell table:style-name="ce5" office:value-type="string" calcext:value-type="string">
            <text:p>INF</text:p>
          </table:table-cell>
          <table:table-cell table:style-name="ce5" office:value-type="float" office:value="31.3" calcext:value-type="float">
            <text:p>31.3</text:p>
          </table:table-cell>
          <table:table-cell table:style-name="ce5" office:value-type="float" office:value="92.58" calcext:value-type="float">
            <text:p>92.58</text:p>
          </table:table-cell>
          <table:table-cell table:number-columns-repeated="1016"/>
        </table:table-row>
        <table:table-row table:style-name="ro1">
          <table:covered-table-cell/>
          <table:table-cell table:style-name="ce3" office:value-type="string" calcext:value-type="string">
            <text:p>Australia</text:p>
          </table:table-cell>
          <table:table-cell table:style-name="ce5" office:value-type="float" office:value="339.17" calcext:value-type="float">
            <text:p>339.17</text:p>
          </table:table-cell>
          <table:table-cell table:style-name="ce5" office:value-type="float" office:value="230.32" calcext:value-type="float">
            <text:p>230.32</text:p>
          </table:table-cell>
          <table:table-cell table:number-columns-repeated="2" table:style-name="ce5" office:value-type="string" calcext:value-type="string">
            <text:p>INF</text:p>
          </table:table-cell>
          <table:table-cell table:style-name="ce5" office:value-type="float" office:value="12.2" calcext:value-type="float">
            <text:p>12.2</text:p>
          </table:table-cell>
          <table:table-cell table:style-name="ce5" office:value-type="float" office:value="11.97" calcext:value-type="float">
            <text:p>11.9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 table:number-columns-spanned="5" table:number-rows-spanned="1">
            <text:p>BITS server was unreachable from PAK and AUS servers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 table:number-columns-spanned="5" table:number-rows-spanned="1">
            <text:p>Cape Town server was unreachable from AUS server</text:p>
          </table:table-cell>
          <table:covered-table-cell table:number-columns-repeated="4"/>
          <table:table-cell table:number-columns-repeated="1015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/>
          <table:table-cell table:style-name="ce2" table:number-columns-repeated="6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Palace Script MT" svg:font-family="'Palace Script MT'" style:font-adornments="Fett" style:font-pitch="variable"/>
    <style:font-face style:name="Liberation Serif1" svg:font-family="'Liberation Serif'" style:font-adornments="Negrito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f78538" style:text-align-source="fix" style:repeat-content="false" fo:border="0.06pt solid #000080" style:direction="ltr" fo:padding="0.71mm" style:rotation-angle="5" style:rotation-align="none"/>
      <style:paragraph-properties fo:text-align="center"/>
      <style:text-properties fo:color="#280099" style:text-outline="true" style:font-name="Palace Script MT" fo:font-family="'Palace Script MT'" style:font-style-name="Fett" style:font-pitch="variable" fo:font-size="32pt" fo:font-style="normal" style:text-underline-style="none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8cbdd6" fo:border="1.11pt double #000080" style:border-line-width="0.02mm 0.35mm 0.02mm" fo:padding="0.71mm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style:text-outline="true" fo:font-weight="bold"/>
    </style:style>
    <style:style style:name="Heading1" style:family="table-cell" style:parent-style-name="Heading">
      <style:table-cell-properties fo:background-color="#f78538" style:direction="ltr" style:rotation-angle="0"/>
      <style:text-properties fo:color="#000080" style:font-name="Liberation Sans1" fo:font-family="'Liberation Sans'" style:font-style-name="Fett" style:font-family-generic="swiss" style:font-pitch="variable" fo:font-size="10pt" fo:font-style="normal" fo:font-weight="bold"/>
    </style:style>
    <style:style style:name="Background" style:family="table-cell" style:parent-style-name="Default">
      <style:table-cell-properties fo:background-color="#de3017"/>
      <style:text-properties fo:color="#ffffff"/>
    </style:style>
    <style:style style:name="Card" style:family="table-cell" style:parent-style-name="Default">
      <style:table-cell-properties fo:background-color="#ffb573" style:text-align-source="fix" style:repeat-content="false" fo:wrap-option="wrap" fo:padding-bottom="0.35mm" fo:padding-left="0.35mm" fo:padding-right="3.35mm" fo:padding-top="0.35mm"/>
      <style:paragraph-properties fo:text-align="end"/>
      <style:text-properties style:font-name="Liberation Serif" fo:font-family="'Liberation Serif'" style:font-style-name="Regular" style:font-family-generic="roman" style:font-pitch="variable" fo:font-weight="normal"/>
    </style:style>
    <style:style style:name="Input" style:family="table-cell" style:parent-style-name="Default" style:data-style-name="N10104">
      <style:table-cell-properties fo:background-color="#ffffd1" style:cell-protect="none" style:print-content="true" style:text-align-source="value-type" style:repeat-content="false" fo:border="1.11pt double #000080" style:border-line-width="0.02mm 0.35mm 0.02mm" fo:padding="0.49mm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border-bottom="1.11pt double #000080" style:text-align-source="fix" style:repeat-content="false" fo:border-left="1.11pt double #000000" style:border-line-width="0.02mm 0.35mm 0.02mm" style:direction="ltr" fo:padding="0.35mm" fo:border-right="1.11pt double #000080" style:rotation-angle="0" style:rotation-align="none" fo:border-top="1.11pt double #000080" style:vertical-align="automatic"/>
      <style:paragraph-properties fo:text-align="center"/>
      <style:text-properties fo:color="#de3017" style:font-name="Liberation Serif1" fo:font-family="'Liberation Serif'" style:font-style-name="Negrito" style:font-family-generic="roman" style:font-pitch="variable" fo:font-weight="bold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2-08">00/00/0000</text:date></text:span><text:span text:style-name="MT1">, </text:span><text:span text:style-name="MT1"><text:time style:data-style-name="N2" text:time-value="14:53:06.56421263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8:49:45.920308004</meta:creation-date>
    <dc:date>2020-02-08T20:14:27.026143611</dc:date>
    <meta:editing-duration>PT3M41S</meta:editing-duration>
    <meta:editing-cycles>1</meta:editing-cycles>
    <meta:document-statistic meta:table-count="2" meta:cell-count="102" meta:object-count="4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00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000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1000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bar" chart:style-name="ch1">
        <chart:title svg:x="3.472cm" svg:y="0.315cm" chart:style-name="ch2">
          <text:p>Hop Counts from different traceroute servers</text:p>
        </chart:title>
        <chart:legend chart:legend-position="end" svg:x="13.526cm" svg:y="2.952cm" style:legend-expansion="high" chart:style-name="ch3"/>
        <chart:plot-area chart:style-name="ch4" table:cell-range-address="'Hop Count'.B3:'Hop Count'.H9" chart:data-source-has-labels="both" svg:x="1.331cm" svg:y="1.273cm" svg:width="11.875cm" svg:height="6.56cm">
          <chartooo:coordinate-region svg:x="1.952cm" svg:y="1.472cm" svg:width="11.254cm" svg:height="5.714cm"/>
          <chart:axis chart:dimension="x" chart:name="primary-x" chart:style-name="ch5" chartooo:axis-type="auto">
            <chartooo:date-scale/>
            <chart:title svg:x="4.115cm" svg:y="8.012cm" chart:style-name="ch6">
              <text:p>Destinations grouped by traceroute servers</text:p>
            </chart:title>
            <chart:categories table:cell-range-address="'Hop Count'.B4:'Hop Count'.B9"/>
          </chart:axis>
          <chart:axis chart:dimension="y" chart:name="primary-y" chart:style-name="ch7">
            <chart:title svg:x="0.451cm" svg:y="5.43cm" chart:style-name="ch8">
              <text:p>Hop counts</text:p>
            </chart:title>
            <chart:grid chart:style-name="ch9" chart:class="major"/>
          </chart:axis>
          <chart:series chart:style-name="ch10" chart:values-cell-range-address="'Hop Count'.C4:'Hop Count'.C9" chart:label-cell-address="'Hop Count'.C3:'Hop Count'.C3" chart:class="chart:bar">
            <chart:data-point chart:repeated="6"/>
          </chart:series>
          <chart:series chart:style-name="ch11" chart:values-cell-range-address="'Hop Count'.D4:'Hop Count'.D9" chart:label-cell-address="'Hop Count'.D3:'Hop Count'.D3" chart:class="chart:bar">
            <chart:data-point chart:repeated="6"/>
          </chart:series>
          <chart:series chart:style-name="ch12" chart:values-cell-range-address="'Hop Count'.E4:'Hop Count'.E9" chart:label-cell-address="'Hop Count'.E3:'Hop Count'.E3" chart:class="chart:bar">
            <chart:data-point chart:repeated="6"/>
          </chart:series>
          <chart:series chart:style-name="ch13" chart:values-cell-range-address="'Hop Count'.F4:'Hop Count'.F9" chart:label-cell-address="'Hop Count'.F3:'Hop Count'.F3" chart:class="chart:bar">
            <chart:data-point chart:repeated="6"/>
          </chart:series>
          <chart:series chart:style-name="ch14" chart:values-cell-range-address="'Hop Count'.G4:'Hop Count'.G9" chart:label-cell-address="'Hop Count'.G3:'Hop Count'.G3" chart:class="chart:bar">
            <chart:data-point chart:repeated="6"/>
          </chart:series>
          <chart:series chart:style-name="ch15" chart:values-cell-range-address="'Hop Count'.H4:'Hop Count'.H9" chart:label-cell-address="'Hop Count'.H3:'Hop Count'.H3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-Z</text:p>
                <draw:g>
                  <svg:desc>'Hop Count'.C3:'Hop Count'.C3</svg:desc>
                </draw:g>
              </table:table-cell>
              <table:table-cell office:value-type="string">
                <text:p>Waterloo</text:p>
                <draw:g>
                  <svg:desc>'Hop Count'.D3:'Hop Count'.D3</svg:desc>
                </draw:g>
              </table:table-cell>
              <table:table-cell office:value-type="string">
                <text:p>Cape Town</text:p>
                <draw:g>
                  <svg:desc>'Hop Count'.E3:'Hop Count'.E3</svg:desc>
                </draw:g>
              </table:table-cell>
              <table:table-cell office:value-type="string">
                <text:p>BITS</text:p>
                <draw:g>
                  <svg:desc>'Hop Count'.F3:'Hop Count'.F3</svg:desc>
                </draw:g>
              </table:table-cell>
              <table:table-cell office:value-type="string">
                <text:p>Google</text:p>
                <draw:g>
                  <svg:desc>'Hop Count'.G3:'Hop Count'.G3</svg:desc>
                </draw:g>
              </table:table-cell>
              <table:table-cell office:value-type="string">
                <text:p>Facebook</text:p>
                <draw:g>
                  <svg:desc>'Hop Count'.H3:'Hop Count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ance</text:p>
                <draw:g>
                  <svg:desc>'Hop Count'.B4:'Hop Count'.B9</svg:desc>
                </draw:g>
              </table:table-cell>
              <table:table-cell office:value-type="float" office:value="10">
                <text:p>10</text:p>
                <draw:g>
                  <svg:desc>'Hop Count'.C4:'Hop Count'.C9</svg:desc>
                </draw:g>
              </table:table-cell>
              <table:table-cell office:value-type="float" office:value="16">
                <text:p>16</text:p>
                <draw:g>
                  <svg:desc>'Hop Count'.D4:'Hop Count'.D9</svg:desc>
                </draw:g>
              </table:table-cell>
              <table:table-cell office:value-type="float" office:value="12">
                <text:p>12</text:p>
                <draw:g>
                  <svg:desc>'Hop Count'.E4:'Hop Count'.E9</svg:desc>
                </draw:g>
              </table:table-cell>
              <table:table-cell office:value-type="float" office:value="15">
                <text:p>15</text:p>
                <draw:g>
                  <svg:desc>'Hop Count'.F4:'Hop Count'.F9</svg:desc>
                </draw:g>
              </table:table-cell>
              <table:table-cell office:value-type="float" office:value="10">
                <text:p>10</text:p>
                <draw:g>
                  <svg:desc>'Hop Count'.G4:'Hop Count'.G9</svg:desc>
                </draw:g>
              </table:table-cell>
              <table:table-cell office:value-type="float" office:value="7">
                <text:p>7</text:p>
                <draw:g>
                  <svg:desc>'Hop Count'.H4:'Hop Count'.H9</svg:desc>
                </draw:g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inceton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kistan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00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000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1000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83cm" svg:y="0.316cm" chart:style-name="ch2">
          <text:p>Latencies from different traceroute servers</text:p>
        </chart:title>
        <chart:legend chart:legend-position="end" svg:x="13.525cm" svg:y="2.956cm" style:legend-expansion="high" chart:style-name="ch3"/>
        <chart:plot-area chart:style-name="ch4" table:cell-range-address="Latencies.B3:Latencies.H9" chart:data-source-has-labels="both" svg:x="1.331cm" svg:y="1.275cm" svg:width="11.874cm" svg:height="6.564cm">
          <chartooo:coordinate-region svg:x="2.138cm" svg:y="1.474cm" svg:width="11.067cm" svg:height="5.718cm"/>
          <chart:axis chart:dimension="x" chart:name="primary-x" chart:style-name="ch5" chartooo:axis-type="auto">
            <chartooo:date-scale/>
            <chart:title svg:x="4.115cm" svg:y="8.019cm" chart:style-name="ch6">
              <text:p>Destinations grouped by traceroute servers</text:p>
            </chart:title>
            <chart:categories table:cell-range-address="Latencies.B4:Latencies.B9"/>
          </chart:axis>
          <chart:axis chart:dimension="y" chart:name="primary-y" chart:style-name="ch7">
            <chart:title svg:x="0.451cm" svg:y="5.54cm" chart:style-name="ch8">
              <text:p>Latency (ms)</text:p>
            </chart:title>
            <chart:grid chart:style-name="ch9" chart:class="major"/>
          </chart:axis>
          <chart:series chart:style-name="ch10" chart:values-cell-range-address="Latencies.C4:Latencies.C9" chart:label-cell-address="Latencies.C3:Latencies.C3" chart:class="chart:bar">
            <chart:data-point chart:repeated="6"/>
          </chart:series>
          <chart:series chart:style-name="ch11" chart:values-cell-range-address="Latencies.D4:Latencies.D9" chart:label-cell-address="Latencies.D3:Latencies.D3" chart:class="chart:bar">
            <chart:data-point chart:repeated="6"/>
          </chart:series>
          <chart:series chart:style-name="ch12" chart:values-cell-range-address="Latencies.E4:Latencies.E9" chart:label-cell-address="Latencies.E3:Latencies.E3" chart:class="chart:bar">
            <chart:data-point chart:repeated="6"/>
          </chart:series>
          <chart:series chart:style-name="ch13" chart:values-cell-range-address="Latencies.F4:Latencies.F9" chart:label-cell-address="Latencies.F3:Latencies.F3" chart:class="chart:bar">
            <chart:data-point chart:repeated="6"/>
          </chart:series>
          <chart:series chart:style-name="ch14" chart:values-cell-range-address="Latencies.G4:Latencies.G9" chart:label-cell-address="Latencies.G3:Latencies.G3" chart:class="chart:bar">
            <chart:data-point chart:repeated="6"/>
          </chart:series>
          <chart:series chart:style-name="ch15" chart:values-cell-range-address="Latencies.H4:Latencies.H9" chart:label-cell-address="Latencies.H3:Latencies.H3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-Z</text:p>
                <draw:g>
                  <svg:desc>Latencies.C3:Latencies.C3</svg:desc>
                </draw:g>
              </table:table-cell>
              <table:table-cell office:value-type="string">
                <text:p>Waterloo</text:p>
                <draw:g>
                  <svg:desc>Latencies.D3:Latencies.D3</svg:desc>
                </draw:g>
              </table:table-cell>
              <table:table-cell office:value-type="string">
                <text:p>Cape Town</text:p>
                <draw:g>
                  <svg:desc>Latencies.E3:Latencies.E3</svg:desc>
                </draw:g>
              </table:table-cell>
              <table:table-cell office:value-type="string">
                <text:p>BITS</text:p>
                <draw:g>
                  <svg:desc>Latencies.F3:Latencies.F3</svg:desc>
                </draw:g>
              </table:table-cell>
              <table:table-cell office:value-type="string">
                <text:p>Google</text:p>
                <draw:g>
                  <svg:desc>Latencies.G3:Latencies.G3</svg:desc>
                </draw:g>
              </table:table-cell>
              <table:table-cell office:value-type="string">
                <text:p>Facebook</text:p>
                <draw:g>
                  <svg:desc>Latencies.H3:Latencies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ance</text:p>
                <draw:g>
                  <svg:desc>Latencies.B4:Latencies.B9</svg:desc>
                </draw:g>
              </table:table-cell>
              <table:table-cell office:value-type="float" office:value="28.98">
                <text:p>28.98</text:p>
                <draw:g>
                  <svg:desc>Latencies.C4:Latencies.C9</svg:desc>
                </draw:g>
              </table:table-cell>
              <table:table-cell office:value-type="float" office:value="99.846">
                <text:p>99.846</text:p>
                <draw:g>
                  <svg:desc>Latencies.D4:Latencies.D9</svg:desc>
                </draw:g>
              </table:table-cell>
              <table:table-cell office:value-type="float" office:value="211.05">
                <text:p>211.05</text:p>
                <draw:g>
                  <svg:desc>Latencies.E4:Latencies.E9</svg:desc>
                </draw:g>
              </table:table-cell>
              <table:table-cell office:value-type="float" office:value="224.66">
                <text:p>224.66</text:p>
                <draw:g>
                  <svg:desc>Latencies.F4:Latencies.F9</svg:desc>
                </draw:g>
              </table:table-cell>
              <table:table-cell office:value-type="float" office:value="6.74">
                <text:p>6.74</text:p>
                <draw:g>
                  <svg:desc>Latencies.G4:Latencies.G9</svg:desc>
                </draw:g>
              </table:table-cell>
              <table:table-cell office:value-type="float" office:value="3.42">
                <text:p>3.42</text:p>
                <draw:g>
                  <svg:desc>Latencies.H4:Latencies.H9</svg:desc>
                </draw:g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14.63">
                <text:p>14.63</text:p>
              </table:table-cell>
              <table:table-cell office:value-type="float" office:value="99.65">
                <text:p>99.65</text:p>
              </table:table-cell>
              <table:table-cell office:value-type="float" office:value="216.43">
                <text:p>216.43</text:p>
              </table:table-cell>
              <table:table-cell office:value-type="float" office:value="167.9">
                <text:p>167.9</text:p>
              </table:table-cell>
              <table:table-cell office:value-type="float" office:value="3.75">
                <text:p>3.75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Princeton</text:p>
              </table:table-cell>
              <table:table-cell office:value-type="float" office:value="86.36">
                <text:p>86.36</text:p>
              </table:table-cell>
              <table:table-cell office:value-type="float" office:value="31.82">
                <text:p>31.82</text:p>
              </table:table-cell>
              <table:table-cell office:value-type="float" office:value="289.22">
                <text:p>289.22</text:p>
              </table:table-cell>
              <table:table-cell office:value-type="float" office:value="243.53">
                <text:p>243.53</text:p>
              </table:table-cell>
              <table:table-cell office:value-type="float" office:value="3.25">
                <text:p>3.25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167">
                <text:p>167</text:p>
              </table:table-cell>
              <table:table-cell office:value-type="float" office:value="241">
                <text:p>241</text:p>
              </table:table-cell>
              <table:table-cell office:value-type="float" office:value="357">
                <text:p>357</text:p>
              </table:table-cell>
              <table:table-cell office:value-type="float" office:value="35.66">
                <text:p>35.6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kistan</text:p>
              </table:table-cell>
              <table:table-cell office:value-type="float" office:value="138.42">
                <text:p>138.42</text:p>
              </table:table-cell>
              <table:table-cell office:value-type="float" office:value="225.77">
                <text:p>225.77</text:p>
              </table:table-cell>
              <table:table-cell office:value-type="float" office:value="342.16">
                <text:p>342.16</text:p>
              </table:table-cell>
              <table:table-cell office:value-type="float" office:value="NaN">
                <text:p>NaN</text:p>
              </table:table-cell>
              <table:table-cell office:value-type="float" office:value="31.3">
                <text:p>31.3</text:p>
              </table:table-cell>
              <table:table-cell office:value-type="float" office:value="92.58">
                <text:p>92.58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339.17">
                <text:p>339.17</text:p>
              </table:table-cell>
              <table:table-cell office:value-type="float" office:value="230.32">
                <text:p>23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11.97">
                <text:p>11.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